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GUESTS</text:p>
      <text:p text:style-name="P3">ALL GUESTS</text:p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5">Deploy</text:p>
      <text:p text:style-name="P5"/>
      <text:p text:style-name="P5"/>
      <text:p text:style-name="P2">Room Qualities – Courtyard vs Not, Kid Friendly</text:p>
      <text:p text:style-name="P2">Reorganize [Rooms] structure before reassigning functions</text:p>
      <text:p text:style-name="P2"/>
      <text:p text:style-name="Standard">more precise times?</text:p>
      <text:p text:style-name="Standard">deal with display for roomless, guestless members</text:p>
      <text:p text:style-name="Standard"/>
      <text:p text:style-name="Standard">do emails work with children rooms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-room owner changing preference after booking wont do anything about current occupations</text:p>
      <text:p text:style-name="P2"><text:s text:c="4"/>just make alert indicating as much?</text:p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9T15:23:22.58</dc:date>
    <dc:creator>Trevor Pierson</dc:creator>
    <meta:editing-duration>P9DT6H56M39S</meta:editing-duration>
    <meta:editing-cycles>190</meta:editing-cycles>
    <meta:generator>OpenOffice/4.1.13$Win32 OpenOffice.org_project/4113m1$Build-9810</meta:generator>
    <meta:document-statistic meta:table-count="0" meta:image-count="0" meta:object-count="0" meta:page-count="2" meta:paragraph-count="51" meta:word-count="353" meta:character-count="2253"/>
  </office:meta>
</office:document-meta>
</file>